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margin-top="0cm" fo:margin-bottom="0.499cm" table:align="margins"/>
    </style:style>
    <style:style style:name="Tableau12.A" style:family="table-column">
      <style:table-column-properties style:column-width="5.001cm" style:rel-column-width="19276*"/>
    </style:style>
    <style:style style:name="Tableau12.B" style:family="table-column">
      <style:table-column-properties style:column-width="12cm" style:rel-column-width="46259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fo:margin-top="0cm" fo:margin-bottom="0cm" table:align="margins"/>
    </style:style>
    <style:style style:name="Tableau10.A" style:family="table-column">
      <style:table-column-properties style:column-width="5.001cm" style:rel-column-width="19276*"/>
    </style:style>
    <style:style style:name="Tableau10.B" style:family="table-column">
      <style:table-column-properties style:column-width="12cm" style:rel-column-width="46259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0.499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fo:margin-top="0cm" fo:margin-bottom="0cm" table:align="margins"/>
    </style:style>
    <style:style style:name="Tableau13.A" style:family="table-column">
      <style:table-column-properties style:column-width="5.001cm" style:rel-column-width="19276*"/>
    </style:style>
    <style:style style:name="Tableau13.B" style:family="table-column">
      <style:table-column-properties style:column-width="12cm" style:rel-column-width="46259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e14b9"/>
    </style:style>
    <style:style style:name="P9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f8748"/>
    </style:style>
    <style:style style:name="P10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83b965"/>
    </style:style>
    <style:style style:name="P11" style:family="paragraph" style:parent-style-name="Table_20_Contents">
      <style:text-properties officeooo:rsid="0012578c" officeooo:paragraph-rsid="0012578c"/>
    </style:style>
    <style:style style:name="P12" style:family="paragraph" style:parent-style-name="Table_20_Contents">
      <style:text-properties officeooo:rsid="0012feae" officeooo:paragraph-rsid="0012feae"/>
    </style:style>
    <style:style style:name="P13" style:family="paragraph" style:parent-style-name="Table_20_Contents">
      <style:text-properties officeooo:rsid="00132688" officeooo:paragraph-rsid="00132688"/>
    </style:style>
    <style:style style:name="P14" style:family="paragraph" style:parent-style-name="Table_20_Contents">
      <style:text-properties officeooo:paragraph-rsid="00439f85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17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18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19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20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21" style:family="paragraph" style:parent-style-name="Table_20_Contents">
      <style:text-properties fo:font-weight="bold" officeooo:rsid="00780ca1" officeooo:paragraph-rsid="0083b965" style:font-weight-asian="bold" style:font-weight-complex="bold"/>
    </style:style>
    <style:style style:name="P22" style:family="paragraph" style:parent-style-name="Table_20_Contents">
      <style:text-properties fo:font-weight="bold" officeooo:rsid="005fcaa2" officeooo:paragraph-rsid="005fcaa2" style:font-weight-asian="bold" style:font-weight-complex="bold"/>
    </style:style>
    <style:style style:name="P23" style:family="paragraph" style:parent-style-name="Table_20_Contents">
      <style:text-properties fo:font-weight="bold" officeooo:paragraph-rsid="007c0a86" style:font-weight-asian="bold" style:font-weight-complex="bold"/>
    </style:style>
    <style:style style:name="P24" style:family="paragraph" style:parent-style-name="Table_20_Contents">
      <style:text-properties fo:font-weight="bold" officeooo:rsid="007cc2b5" officeooo:paragraph-rsid="0081cb77" style:font-weight-asian="bold" style:font-weight-complex="bold"/>
    </style:style>
    <style:style style:name="P25" style:family="paragraph" style:parent-style-name="Table_20_Contents">
      <style:text-properties officeooo:paragraph-rsid="004ea142"/>
    </style:style>
    <style:style style:name="P26" style:family="paragraph" style:parent-style-name="Table_20_Contents">
      <style:text-properties officeooo:paragraph-rsid="005187c5"/>
    </style:style>
    <style:style style:name="P27" style:family="paragraph" style:parent-style-name="Table_20_Contents">
      <style:text-properties officeooo:paragraph-rsid="00576f92"/>
    </style:style>
    <style:style style:name="P28" style:family="paragraph" style:parent-style-name="Table_20_Contents">
      <style:text-properties officeooo:paragraph-rsid="005c07dd"/>
    </style:style>
    <style:style style:name="P29" style:family="paragraph" style:parent-style-name="Table_20_Contents">
      <style:text-properties officeooo:paragraph-rsid="00621906"/>
    </style:style>
    <style:style style:name="P30" style:family="paragraph" style:parent-style-name="Table_20_Contents">
      <style:text-properties officeooo:paragraph-rsid="0063d2aa"/>
    </style:style>
    <style:style style:name="P31" style:family="paragraph" style:parent-style-name="Table_20_Contents">
      <style:text-properties officeooo:paragraph-rsid="0070b0eb"/>
    </style:style>
    <style:style style:name="P32" style:family="paragraph" style:parent-style-name="Table_20_Contents">
      <style:text-properties officeooo:paragraph-rsid="0071b5e5"/>
    </style:style>
    <style:style style:name="P33" style:family="paragraph" style:parent-style-name="Table_20_Contents">
      <style:text-properties officeooo:paragraph-rsid="0074d5a0"/>
    </style:style>
    <style:style style:name="P34" style:family="paragraph" style:parent-style-name="Table_20_Contents">
      <style:text-properties officeooo:rsid="00423d23" officeooo:paragraph-rsid="00423d23"/>
    </style:style>
    <style:style style:name="P35" style:family="paragraph" style:parent-style-name="Table_20_Contents">
      <style:text-properties officeooo:rsid="0071b5e5" officeooo:paragraph-rsid="0071b5e5"/>
    </style:style>
    <style:style style:name="P36" style:family="paragraph" style:parent-style-name="Table_20_Contents">
      <style:text-properties officeooo:rsid="0071b5e5" officeooo:paragraph-rsid="0083b965"/>
    </style:style>
    <style:style style:name="P37" style:family="paragraph" style:parent-style-name="Table_20_Contents">
      <style:text-properties officeooo:rsid="0073a633" officeooo:paragraph-rsid="0073a633"/>
    </style:style>
    <style:style style:name="P38" style:family="paragraph" style:parent-style-name="Table_20_Contents">
      <style:text-properties officeooo:rsid="0073a633" officeooo:paragraph-rsid="0083b965"/>
    </style:style>
    <style:style style:name="P39" style:family="paragraph" style:parent-style-name="Table_20_Contents">
      <style:text-properties officeooo:paragraph-rsid="007c0a86"/>
    </style:style>
    <style:style style:name="P40" style:family="paragraph" style:parent-style-name="Table_20_Contents">
      <style:text-properties officeooo:paragraph-rsid="007cc2b5"/>
    </style:style>
    <style:style style:name="P41" style:family="paragraph" style:parent-style-name="Table_20_Contents">
      <style:text-properties officeooo:paragraph-rsid="0081cb77"/>
    </style:style>
    <style:style style:name="P42" style:family="paragraph" style:parent-style-name="Table_20_Contents">
      <style:text-properties officeooo:paragraph-rsid="0083b965"/>
    </style:style>
    <style:style style:name="P43" style:family="paragraph" style:parent-style-name="Table_20_Contents">
      <style:text-properties officeooo:paragraph-rsid="008bd509"/>
    </style:style>
    <style:style style:name="P44" style:family="paragraph" style:parent-style-name="Table_20_Contents">
      <style:text-properties officeooo:rsid="007e14b9" officeooo:paragraph-rsid="007e14b9"/>
    </style:style>
    <style:style style:name="P45" style:family="paragraph" style:parent-style-name="Table_20_Contents">
      <style:text-properties officeooo:rsid="007c0a86" officeooo:paragraph-rsid="007c0a86"/>
    </style:style>
    <style:style style:name="P46" style:family="paragraph" style:parent-style-name="Table_20_Contents">
      <style:text-properties officeooo:rsid="007c0a86" officeooo:paragraph-rsid="0081cb77"/>
    </style:style>
    <style:style style:name="P47" style:family="paragraph" style:parent-style-name="Table_20_Contents">
      <style:text-properties officeooo:rsid="0083edfa" officeooo:paragraph-rsid="0083edfa"/>
    </style:style>
    <style:style style:name="P48" style:family="paragraph" style:parent-style-name="Table_20_Contents">
      <style:text-properties officeooo:rsid="0070b0eb" officeooo:paragraph-rsid="0083b965"/>
    </style:style>
    <style:style style:name="P49" style:family="paragraph" style:parent-style-name="Text_20_body">
      <style:text-properties fo:font-style="italic" officeooo:paragraph-rsid="008791a6" style:font-style-asian="italic" style:font-style-complex="italic"/>
    </style:style>
    <style:style style:name="P50" style:family="paragraph" style:parent-style-name="Text_20_body">
      <style:text-properties fo:font-style="italic" officeooo:paragraph-rsid="0087b512" style:font-style-asian="italic" style:font-style-complex="italic"/>
    </style:style>
    <style:style style:name="P51" style:family="paragraph" style:parent-style-name="Text_20_body">
      <style:text-properties fo:font-style="italic" officeooo:paragraph-rsid="00891968" style:font-style-asian="italic" style:font-style-complex="italic"/>
    </style:style>
    <style:style style:name="P52" style:family="paragraph" style:parent-style-name="Text_20_body">
      <style:text-properties fo:font-style="italic" officeooo:rsid="00862c0e" officeooo:paragraph-rsid="00862c0e" style:font-style-asian="italic" style:font-style-complex="italic"/>
    </style:style>
    <style:style style:name="P53" style:family="paragraph" style:parent-style-name="Heading_20_1">
      <style:text-properties officeooo:rsid="0012578c"/>
    </style:style>
    <style:style style:name="P54" style:family="paragraph" style:parent-style-name="Heading_20_1">
      <style:text-properties officeooo:rsid="00204efc"/>
    </style:style>
    <style:style style:name="P55" style:family="paragraph" style:parent-style-name="Heading_20_1">
      <style:text-properties fo:font-style="normal" officeooo:rsid="00204efc" style:font-style-asian="normal" style:font-style-complex="normal"/>
    </style:style>
    <style:style style:name="P56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57" style:family="paragraph" style:parent-style-name="Heading_20_1">
      <style:text-properties fo:font-style="normal" officeooo:rsid="00204efc" officeooo:paragraph-rsid="0081cb77" style:font-style-asian="normal" style:font-style-complex="normal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style:font-name="Liberation Serif" officeooo:rsid="007e14b9"/>
    </style:style>
    <style:style style:name="T6" style:family="text">
      <style:text-properties officeooo:rsid="0059e23a"/>
    </style:style>
    <style:style style:name="T7" style:family="text">
      <style:text-properties officeooo:rsid="0070b0eb"/>
    </style:style>
    <style:style style:name="T8" style:family="text">
      <style:text-properties officeooo:rsid="007c0a86"/>
    </style:style>
    <style:style style:name="T9" style:family="text">
      <style:text-properties officeooo:rsid="007cc2b5"/>
    </style:style>
    <style:style style:name="T10" style:family="text">
      <style:text-properties officeooo:rsid="007d294b"/>
    </style:style>
    <style:style style:name="T11" style:family="text">
      <style:text-properties officeooo:rsid="007e14b9"/>
    </style:style>
    <style:style style:name="T12" style:family="text">
      <style:text-properties style:font-name="Dingbats1" officeooo:rsid="003311d8"/>
    </style:style>
    <style:style style:name="T13" style:family="text">
      <style:text-properties officeooo:rsid="00862c0e"/>
    </style:style>
    <style:style style:name="T14" style:family="text">
      <style:text-properties officeooo:rsid="008791a6"/>
    </style:style>
    <style:style style:name="T15" style:family="text">
      <style:text-properties officeooo:rsid="0087b512"/>
    </style:style>
    <style:style style:name="T16" style:family="text">
      <style:text-properties officeooo:rsid="00891968"/>
    </style:style>
    <style:style style:name="T1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12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44">Affichage préféré</text:p>
          </table:table-cell>
          <table:table-cell table:style-name="Tableau1.B2" office:value-type="string">
            <text:p text:style-name="P8"><text:span text:style-name="T4">[</text:span><text:span text:style-name="T12"><text:conditional-text text:condition="ooow:true" text:string-value-if-true="&quot;test(provider.pref_label==1,'4','')&quot;" text:string-value-if-false="">test(provider.pref_label==1,'4','')</text:conditional-text></text:span><text:span text:style-name="T2"><text:tab/></text:span><text:span text:style-name="T4">] </text:span><text:span text:style-name="T5">Raison sociale</text:span></text:p>
            <text:p text:style-name="P9"><text:span text:style-name="T3">[</text:span><text:span text:style-name="T12"><text:conditional-text text:condition="ooow:true" text:string-value-if-true="&quot;test(provider.pref_label==2,'4','')&quot;" text:string-value-if-false="">test(provider.pref_label==2,'4','')</text:conditional-text></text:span><text:span text:style-name="T3"><text:tab/>] </text:span><text:span text:style-name="T11">Sigle</text:span></text:p>
          </table:table-cell>
        </table:table-row>
        <table:table-row>
          <table:table-cell table:style-name="Tableau1.A2" office:value-type="string">
            <text:p text:style-name="P13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3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3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58"><text:span text:style-name="T17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58"><text:span text:style-name="T18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58"><text:span text:style-name="T18">do text for category <text:s/>in provider.category_iae.all()</text:span></text:p></office:annotation><text:span text:style-name="T4"><office:annotation><dc:creator>Auteur inconnu</dc:creator><dc:date>2013-01-17T12:21:17</dc:date><text:p text:style-name="P58"><text:span text:style-name="T18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58"><text:span text:style-name="T18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3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3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54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55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58"><text:span text:style-name="T18">do text</text:span></text:p><text:p text:style-name="P58"><text:span text:style-name="T18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58"><text:span text:style-name="T17">do text</text:span></text:p><text:p text:style-name="P58"><text:span text:style-name="T17">from xhtml(provider.description.encode('utf-8')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58"><text:span text:style-name="T18">do text</text:span></text:p><text:p text:style-name="P58"><text:span text:style-name="T18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58"><text:span text:style-name="T17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58"><text:span text:style-name="T18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58"><text:span text:style-name="T18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55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58"><text:span text:style-name="T17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56" text:outline-level="1"><text:soft-page-break/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4"><text:conditional-text text:condition="ooow:true" text:string-value-if-true="provider.pref_email" text:string-value-if-false="">provider.pref_email</text:conditional-text></text:p>
          </table:table-cell>
        </table:table-row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4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4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55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6">Client</text:p>
          </table:table-cell>
          <table:table-cell table:style-name="Tableau6.A1" office:value-type="string">
            <text:p text:style-name="P16">De l'année</text:p>
          </table:table-cell>
          <table:table-cell table:style-name="Tableau6.A1" office:value-type="string">
            <text:p text:style-name="P16">A l'année</text:p>
          </table:table-cell>
          <table:table-cell table:style-name="Tableau6.D1" office:value-type="string">
            <text:p text:style-name="P16">Prestations</text:p>
          </table:table-cell>
        </table:table-row>
        <table:table-row>
          <table:table-cell table:style-name="Tableau6.A2" office:value-type="string">
            <text:p text:style-name="P25"><office:annotation><dc:creator>Auteur inconnu</dc:creator><dc:date>2013-01-17T12:40:26</dc:date><text:p text:style-name="P58"><text:span text:style-name="T17">do row for reference in provider.references()</text:span></text:p></office:annotation><text:conditional-text text:condition="ooow:true" text:string-value-if-true="reference.source" text:string-value-if-false="">reference.source</text:conditional-text></text:p>
          </table:table-cell>
          <table:table-cell table:style-name="Tableau6.A2" office:value-type="string">
            <text:p text:style-name="P25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25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25"><text:conditional-text text:condition="ooow:true" text:string-value-if-true="reference.services" text:string-value-if-false="">reference.services</text:conditional-text></text:p>
          </table:table-cell>
        </table:table-row>
        <table:table-row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</table:table>
      <text:p text:style-name="P52">Ajoutez des lignes pour ajouter des références supplémentaires.</text:p>
      <text:h text:style-name="P55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Source</text:p>
          </table:table-cell>
          <table:table-cell table:style-name="Tableau7.A1" office:value-type="string">
            <text:p text:style-name="P18">Type de relation</text:p>
          </table:table-cell>
          <table:table-cell table:style-name="Tableau7.C1" office:value-type="string">
            <text:p text:style-name="P18">Cible</text:p>
          </table:table-cell>
        </table:table-row>
        <table:table-row>
          <table:table-cell table:style-name="Tableau7.A2" office:value-type="string">
            <text:p text:style-name="P27"><office:annotation><dc:creator>Auteur inconnu</dc:creator><dc:date>2013-01-17T14:42:16</dc:date><text:p text:style-name="P58"><text:span text:style-name="T18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26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6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7"><office:annotation><dc:creator>Auteur inconnu</dc:creator><dc:date>2013-01-17T14:42:04</dc:date><text:p text:style-name="P58"><text:span text:style-name="T18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26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7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7.A2" office:value-type="string">
            <text:p text:style-name="P27"/>
          </table:table-cell>
          <table:table-cell table:style-name="Tableau7.A2" office:value-type="string">
            <text:p text:style-name="P26"/>
          </table:table-cell>
          <table:table-cell table:style-name="Tableau7.C2" office:value-type="string">
            <text:p text:style-name="P27"/>
          </table:table-cell>
        </table:table-row>
      </table:table>
      <text:p text:style-name="P52">Ajoutez des lignes pour ajouter des relations supplémentaires</text:p>
      <text:h text:style-name="P55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9">Lieu</text:p>
          </table:table-cell>
          <table:table-cell table:style-name="Tableau8.A1" office:value-type="string">
            <text:p text:style-name="P19">Principal ?</text:p>
          </table:table-cell>
          <table:table-cell table:style-name="Tableau8.A1" office:value-type="string">
            <text:p text:style-name="P15">T<text:span text:style-name="T6">ype de lieu</text:span></text:p>
          </table:table-cell>
          <table:table-cell table:style-name="Tableau8.D1" office:value-type="string">
            <text:p text:style-name="P19">Jours et horaires d'ouverture</text:p>
          </table:table-cell>
        </table:table-row>
        <table:table-row>
          <table:table-cell table:style-name="Tableau8.A2" office:value-type="string">
            <text:p text:style-name="P28"><office:annotation><dc:creator>Auteur inconnu</dc:creator><dc:date>2013-01-17T14:49:20</dc:date><text:p text:style-name="P58"><text:span text:style-name="T17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8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8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8"><text:conditional-text text:condition="ooow:true" text:string-value-if-true="located.opening" text:string-value-if-false="">located.opening</text:conditional-text></text:p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D2" office:value-type="string">
            <text:p text:style-name="P28"/>
          </table:table-cell>
        </table:table-row>
      </table:table>
      <text:p text:style-name="P49"><text:span text:style-name="T13">Ajoutez des lignes pour ajouter des </text:span><text:span text:style-name="T14">lieux</text:span><text:span text:style-name="T13"> supplémentaires.</text:span></text:p>
      <text:h text:style-name="P55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22">Medium</text:p>
          </table:table-cell>
          <table:table-cell table:style-name="Tableau9.A1" office:value-type="string">
            <text:p text:style-name="P22">Contenu</text:p>
          </table:table-cell>
          <table:table-cell table:style-name="Tableau9.A1" office:value-type="string">
            <text:p text:style-name="P22">Détails</text:p>
          </table:table-cell>
          <table:table-cell table:style-name="Tableau9.A1" office:value-type="string">
            <text:p text:style-name="P22">Lieu</text:p>
          </table:table-cell>
          <table:table-cell table:style-name="Tableau9.E1" office:value-type="string">
            <text:p text:style-name="P22">Affichage</text:p>
          </table:table-cell>
        </table:table-row>
        <table:table-row>
          <table:table-cell table:style-name="Tableau9.A2" office:value-type="string">
            <text:p text:style-name="P29"><office:annotation><dc:creator>Auteur inconnu</dc:creator><dc:date>2013-01-17T14:59:25</dc:date><text:p text:style-name="P58"><text:span text:style-name="T17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30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30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30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30"><text:conditional-text text:condition="ooow:true" text:string-value-if-true="contact.get_display_display()" text:string-value-if-false="">contact.get_display_display()</text:conditional-text></text:p>
          </table:table-cell>
        </table:table-row>
        <table:table-row>
          <table:table-cell table:style-name="Tableau9.A2" office:value-type="string">
            <text:p text:style-name="P29"/>
          </table:table-cell>
          <table:table-cell table:style-name="Tableau9.A2" office:value-type="string">
            <text:p text:style-name="P30"/>
          </table:table-cell>
          <table:table-cell table:style-name="Tableau9.A2" office:value-type="string">
            <text:p text:style-name="P30"/>
          </table:table-cell>
          <table:table-cell table:style-name="Tableau9.A2" office:value-type="string">
            <text:p text:style-name="P30"/>
          </table:table-cell>
          <table:table-cell table:style-name="Tableau9.E2" office:value-type="string">
            <text:p text:style-name="P30"/>
          </table:table-cell>
        </table:table-row>
      </table:table>
      <text:p text:style-name="P49"><text:span text:style-name="T13">Ajoutez des lignes pour ajouter des </text:span><text:span text:style-name="T14">contacts</text:span><text:span text:style-name="T13"> supplémentaires.</text:span></text:p>
      <text:h text:style-name="P55" text:outline-level="1">Membres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23"><text:span text:style-name="T8"><office:annotation><dc:creator>Auteur inconnu</dc:creator><dc:date>2013-01-17T14:59:25</dc:date><text:p text:style-name="P58"><text:span text:style-name="T17">do table for member in provider.engagements()</text:span></text:p></office:annotation></text:span><text:span text:style-name="T9">Membre</text:span></text:p>
          </table:table-cell>
          <table:covered-table-cell/>
        </table:table-row>
        <text:soft-page-break/>
        <table:table-row>
          <table:table-cell table:style-name="Tableau12.A2" office:value-type="string">
            <text:p text:style-name="P45">Nom</text:p>
          </table:table-cell>
          <table:table-cell table:style-name="Tableau12.B2" office:value-type="string">
            <text:p text:style-name="P39"><text:conditional-text text:condition="ooow:true" text:string-value-if-true="&quot;member.person.last_name&quot;" text:string-value-if-false="">member.person.last_name</text:conditional-text></text:p>
          </table:table-cell>
        </table:table-row>
        <table:table-row>
          <table:table-cell table:style-name="Tableau12.A2" office:value-type="string">
            <text:p text:style-name="P45">Prénom</text:p>
          </table:table-cell>
          <table:table-cell table:style-name="Tableau12.B2" office:value-type="string">
            <text:p text:style-name="P39"><text:conditional-text text:condition="ooow:true" text:string-value-if-true="&quot;member.person.first_name&quot;" text:string-value-if-false="">member.person.first_name</text:conditional-text></text:p>
          </table:table-cell>
        </table:table-row>
        <table:table-row>
          <table:table-cell table:style-name="Tableau12.A2" office:value-type="string">
            <text:p text:style-name="P45">Rôle</text:p>
          </table:table-cell>
          <table:table-cell table:style-name="Tableau12.B2" office:value-type="string">
            <text:p text:style-name="P39"><text:conditional-text text:condition="ooow:true" text:string-value-if-true="member.role" text:string-value-if-false="">member.role</text:conditional-text></text:p>
          </table:table-cell>
        </table:table-row>
        <table:table-row>
          <table:table-cell table:style-name="Tableau12.A2" office:value-type="string">
            <text:p text:style-name="P45">Rôle détaillé</text:p>
          </table:table-cell>
          <table:table-cell table:style-name="Tableau12.B2" office:value-type="string">
            <text:p text:style-name="P39"><text:conditional-text text:condition="ooow:true" text:string-value-if-true="member.role_detail" text:string-value-if-false="">member.role_detail</text:conditional-text></text:p>
          </table:table-cell>
        </table:table-row>
        <table:table-row>
          <table:table-cell table:style-name="Tableau12.A2" office:value-type="string">
            <text:p text:style-name="P45">Editeur</text:p>
          </table:table-cell>
          <table:table-cell table:style-name="Tableau12.B2" office:value-type="string">
            <text:p text:style-name="P39"><text:conditional-text text:condition="ooow:true" text:string-value-if-true="&quot;test(member.org_admin,'oui','non')&quot;" text:string-value-if-false="">test(member.org_admin,'oui','non')</text:conditional-text></text:p>
          </table:table-cell>
        </table:table-row>
        <table:table-row>
          <table:table-cell table:style-name="Tableau12.A2" office:value-type="string">
            <text:p text:style-name="P45">Affichage</text:p>
          </table:table-cell>
          <table:table-cell table:style-name="Tableau12.B2" office:value-type="string">
            <text:p text:style-name="P39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  <table:table-row>
          <table:table-cell table:style-name="Tableau12.A2" office:value-type="string">
            <text:p text:style-name="P40"><text:span text:style-name="T9">Contact</text:span><text:span text:style-name="T10">s</text:span></text:p>
          </table:table-cell>
          <table:table-cell table:style-name="Tableau12.B2" office:value-type="string">
            <text:p text:style-name="P43"><text:span text:style-name="T9"><office:annotation><dc:creator>Auteur inconnu</dc:creator><dc:date>2013-01-18T07:44:14</dc:date><text:p text:style-name="P58"><text:span text:style-name="T17">do text for contact <text:s/>in member.person.contacts.all()</text:span></text:p></office:annotation></text:span><text:conditional-text text:condition="ooow:true" text:string-value-if-true="contact.contact_medium" text:string-value-if-false="">contact.contact_medium</text:conditional-text> : <text:conditional-text text:condition="ooow:true" text:string-value-if-true="contact.content" text:string-value-if-false="">contact.content</text:conditional-text>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4">Membre</text:p>
          </table:table-cell>
          <table:covered-table-cell/>
        </table:table-row>
        <table:table-row>
          <table:table-cell table:style-name="Tableau10.A2" office:value-type="string">
            <text:p text:style-name="P46">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Pré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Rôl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Rôle détaillé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Editeur</text:p>
          </table:table-cell>
          <table:table-cell table:style-name="Tableau10.B2" office:value-type="string">
            <text:p text:style-name="P47">Oui / non</text:p>
          </table:table-cell>
        </table:table-row>
        <table:table-row>
          <table:table-cell table:style-name="Tableau10.A2" office:value-type="string">
            <text:p text:style-name="P46">Affichag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1"><text:span text:style-name="T9">Contact</text:span><text:span text:style-name="T10">s</text:span></text:p>
          </table:table-cell>
          <table:table-cell table:style-name="Tableau10.B2" office:value-type="string">
            <text:p text:style-name="P41"/>
          </table:table-cell>
        </table:table-row>
      </table:table>
      <text:p text:style-name="P50"><text:span text:style-name="T15">Recopiez le tableau ci-dessus pour </text:span><text:span text:style-name="T13">ajouter des </text:span><text:span text:style-name="T15">membres supplémentaires.</text:span></text:p>
      <text:h text:style-name="P57" text:outline-level="1">Offr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20">Offre</text:p>
          </table:table-cell>
          <table:covered-table-cell/>
        </table:table-row>
        <table:table-row>
          <table:table-cell table:style-name="Tableau11.A2" office:value-type="string">
            <text:p text:style-name="P31"><text:span text:style-name="T7"><office:annotation><dc:creator>Auteur inconnu</dc:creator><dc:date>2013-01-17T15:32:17</dc:date><text:p text:style-name="P58"><text:span text:style-name="T18">do table for offer in provider.offer_set.all()</text:span></text:p></office:annotation></text:span><text:span text:style-name="T7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35">Description</text:p>
          </table:table-cell>
          <table:table-cell table:style-name="Tableau11.B2" office:value-type="string">
            <text:p text:style-name="P32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7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58"><text:span text:style-name="T18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58"><text:span text:style-name="T18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33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33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33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33"><text:conditional-text text:condition="ooow:true" text:string-value-if-true="offer.area" text:string-value-if-false="">offer.area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33"><office:annotation><dc:creator>Auteur inconnu</dc:creator><dc:date>2013-01-17T15:39:10</dc:date><text:p text:style-name="P58"><text:span text:style-name="T18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1">Offre</text:p>
          </table:table-cell>
          <table:covered-table-cell/>
        </table:table-row>
        <table:table-row>
          <table:table-cell table:style-name="Tableau13.A2" office:value-type="string">
            <text:p text:style-name="P48">Secteur d'activité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6">Description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8">Cibles client</text:p>
          </table:table-cell>
          <table:table-cell table:style-name="Tableau13.B2" office:value-type="string">
            <text:p text:style-name="P10"><text:span text:style-name="T4"><office:annotation><dc:creator>Auteur inconnu</dc:creator><dc:date>2013-01-17T12:21:17</dc:date><text:p text:style-name="P58"><text:span text:style-name="T18">do text for target in client_targets</text:span></text:p></office:annotation></text:span><text:span text:style-name="T4">[</text:span><text:span text:style-name="T2"><text:tab/></text:span><text:span text:style-name="T4">] </text:span><text:conditional-text text:condition="ooow:true" text:string-value-if-true="target" text:string-value-if-false="">target</text:conditional-text></text:p>
          </table:table-cell>
        </table:table-row>
        <table:table-row>
          <table:table-cell table:style-name="Tableau13.A2" office:value-type="string">
            <text:p text:style-name="P42">Moyens techniques disponibl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Effectif total mobilisable <text:soft-page-break/>(ETP)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dalités pratiqu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Couverture géographique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ts clés</text:p>
          </table:table-cell>
          <table:table-cell table:style-name="Tableau13.B2" office:value-type="string">
            <text:p text:style-name="P42"/>
          </table:table-cell>
        </table:table-row>
      </table:table>
      <text:p text:style-name="P51"><text:span text:style-name="T15">Recopiez le tableau ci-dessus pour </text:span><text:span text:style-name="T13">ajouter des </text:span><text:span text:style-name="T16">offres</text:span><text:span text:style-name="T15"> sup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7-02T17:01:10</dc:date>
    <meta:editing-duration>PT5H15M45S</meta:editing-duration>
    <meta:editing-cycles>129</meta:editing-cycles>
    <meta:generator>LibreOffice/3.6$Linux_X86_64 LibreOffice_project/360m1$Build-2</meta:generator>
    <meta:document-statistic meta:table-count="13" meta:image-count="0" meta:object-count="0" meta:page-count="4" meta:paragraph-count="157" meta:word-count="333" meta:character-count="2893" meta:non-whitespace-character-count="2729"/>
  </office:meta>
</office:document-meta>
</file>